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0.156cm"/>
    </style:style>
    <style:style style:name="co5" style:family="table-column">
      <style:table-column-properties fo:break-before="auto" style:column-width="10.402cm"/>
    </style:style>
    <style:style style:name="co6" style:family="table-column">
      <style:table-column-properties fo:break-before="auto" style:column-width="9.885cm"/>
    </style:style>
    <style:style style:name="co7" style:family="table-column">
      <style:table-column-properties fo:break-before="auto" style:column-width="8.659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3.658cm" fo:break-before="auto" style:use-optimal-row-height="true"/>
    </style:style>
    <style:style style:name="ro7" style:family="table-row">
      <style:table-row-properties style:row-height="8.398cm" fo:break-before="auto" style:use-optimal-row-height="true"/>
    </style:style>
    <style:style style:name="ro8" style:family="table-row">
      <style:table-row-properties style:row-height="12.741cm" fo:break-before="auto" style:use-optimal-row-height="true"/>
    </style:style>
    <style:style style:name="ro9" style:family="table-row">
      <style:table-row-properties style:row-height="8.003cm" fo:break-before="auto" style:use-optimal-row-height="true"/>
    </style:style>
    <style:style style:name="ro10" style:family="table-row">
      <style:table-row-properties style:row-height="2.08cm" fo:break-before="auto" style:use-optimal-row-height="true"/>
    </style:style>
    <style:style style:name="ro11" style:family="table-row">
      <style:table-row-properties style:row-height="5.239cm" fo:break-before="auto" style:use-optimal-row-height="true"/>
    </style:style>
    <style:style style:name="ro12" style:family="table-row">
      <style:table-row-properties style:row-height="1.289cm" fo:break-before="auto" style:use-optimal-row-height="true"/>
    </style:style>
    <style:style style:name="ro13" style:family="table-row">
      <style:table-row-properties style:row-height="1.685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4.449cm" fo:break-before="auto" style:use-optimal-row-height="true"/>
    </style:style>
    <style:style style:name="ro16"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4" table:default-cell-style-name="ce15"/>
        <table:table-column table:style-name="co3" table:number-columns-repeated="251" table:default-cell-style-name="ce7"/>
        <table:table-column table:style-name="co3" table:number-columns-repeated="767" table:default-cell-style-name="ce2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number-columns-repeated="1018"/>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number-columns-repeated="1018"/>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number-columns-repeated="1018"/>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number-columns-repeated="1018"/>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number-columns-repeated="1018"/>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number-columns-repeated="1018"/>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number-columns-repeated="1018"/>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number-columns-repeated="1018"/>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number-columns-repeated="1018"/>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number-columns-repeated="1018"/>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number-columns-repeated="1018"/>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number-columns-repeated="1018"/>
        </table:table-row>
        <table:table-row table:style-name="ro3">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number-columns-repeated="1018"/>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number-columns-repeated="1018"/>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number-columns-repeated="1018"/>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number-columns-repeated="1018"/>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number-columns-repeated="1018"/>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number-columns-repeated="1018"/>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number-columns-repeated="1018"/>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number-columns-repeated="1018"/>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number-columns-repeated="1018"/>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number-columns-repeated="1018"/>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number-columns-repeated="1018"/>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number-columns-repeated="1018"/>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number-columns-repeated="1018"/>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number-columns-repeated="1018"/>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number-columns-repeated="1018"/>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number-columns-repeated="1018"/>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number-columns-repeated="1018"/>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number-columns-repeated="1018"/>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number-columns-repeated="1018"/>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number-columns-repeated="1018"/>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number-columns-repeated="1018"/>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number-columns-repeated="1018"/>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number-columns-repeated="1018"/>
        </table:table-row>
        <table:table-row table:style-name="ro2">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number-columns-repeated="1018"/>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number-columns-repeated="1018"/>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number-columns-repeated="1018"/>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number-columns-repeated="1018"/>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number-columns-repeated="1018"/>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number-columns-repeated="1018"/>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number-columns-repeated="1018"/>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number-columns-repeated="1018"/>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number-columns-repeated="1018"/>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number-columns-repeated="1018"/>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number-columns-repeated="1018"/>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text:span><text:span text:style-name="T1">juego usaba el motor Lightfeather;</text:span></text:p>
            <text:p><text:span text:style-name="T1">- OpenAL-Soft/ALURE desarrollador de KittyCat por su </text:span><text:span text:style-name="T1">ayuda.</text:span></text:p>
            <text:p><text:span text:style-name="T1">Especiales agradecimientos a CrazyEddie por el buen </text:span><text:span text:style-name="T1">sistema de GUI y el genial soporte.</text:span></text:p>
          </table:table-cell>
          <table:table-cell table:number-columns-repeated="1018"/>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number-columns-repeated="1018"/>
        </table:table-row>
        <table:table-row table:style-name="ro7">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number-columns-repeated="1018"/>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number-columns-repeated="1018"/>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number-columns-repeated="1018"/>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number-columns-repeated="1018"/>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number-columns-repeated="1018"/>
        </table:table-row>
        <table:table-row table:style-name="ro9">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number-columns-repeated="1018"/>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number-columns-repeated="1018"/>
        </table:table-row>
        <table:table-row table:style-name="ro10">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text:span><text:span text:style-name="T2">Möchten Sie bei unserer Umfrage teilnehmen, damit wir </text:span><text:span text:style-name="T2">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text:span><text:span text:style-name="T3">Voudriez-vous participer à une enquête pour nous aider à </text:span><text:span text:style-name="T3">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number-columns-repeated="1018"/>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number-columns-repeated="1018"/>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number-columns-repeated="1018"/>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number-columns-repeated="1018"/>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number-columns-repeated="1018"/>
        </table:table-row>
        <table:table-row table:style-name="ro4">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number-columns-repeated="1018"/>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Default" table:number-columns-repeated="1018"/>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number-columns-repeated="1018"/>
        </table:table-row>
        <table:table-row table:style-name="ro5">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number-columns-repeated="1018"/>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number-columns-repeated="1018"/>
        </table:table-row>
        <table:table-row table:style-name="ro9">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number-columns-repeated="1018"/>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number-columns-repeated="1018"/>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number-columns-repeated="1018"/>
        </table:table-row>
        <table:table-row table:style-name="ro10">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text:span><text:span text:style-name="T2">Es hilft uns, unsere Webseite aufrecht zu erhalten und </text:span><text:span text:style-name="T2">ermutigt uns, unsere Arbeit weiterzuführen</text:span></text:p>
            <text:p><text:span text:style-name="T2">[window='Info/LinkDonate']</text:span></text:p>
          </table:table-cell>
          <table:table-cell table:style-name="ce19" office:value-type="string">
            <text:p><text:span text:style-name="T3">Si vous aimez notre travail, vous pouvez nous soutenir. Cela </text:span><text:span text:style-name="T3">nous aidera à maintenir notre site et domaine, et aussi nous </text:span><text:span text:style-name="T3">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number-columns-repeated="1018"/>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Default" table:number-columns-repeated="1018"/>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text:span><text:span text:style-name="T2">Mithelfer im Team des Opensource Game Studios. Wir </text:span><text:span text:style-name="T2">benötigen dringend weitere Helfer.</text:span></text:p>
            <text:p><text:span text:style-name="T2">Wenn Sie uns helfen wollen, schneller zu arbeiten oder </text:span><text:span text:style-name="T2">bessere Spiele (und Tools) zu erstellen, treten Sie unserem </text:span><text:span text:style-name="T2">bescheidenem Team bei. Selbst wenn Sie nicht genug Zeit </text:span><text:span text:style-name="T2">haben, um als aktives Mitglied (und glauben Sie uns, dieses </text:span><text:span text:style-name="T2">Projekt nimmt eine Menge unserer wenigen freien Zeit ein) </text:span><text:span text:style-name="T2">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text:span><text:span text:style-name="T3">contributeurs dans l'équipe de Opensource Game Studio. </text:span><text:span text:style-name="T3">Nous avons désespérément besoin de plus de personnes.</text:span></text:p>
            <text:p><text:span text:style-name="T3">Si vous voulez nous aider à travailler plus vite ou créer de </text:span><text:span text:style-name="T3">meilleurs jeux (et outils), merci d'envisager de rejoindre notre </text:span><text:span text:style-name="T3">humble équipe. Même si vous n'avez pas assez de temps </text:span><text:span text:style-name="T3">pour être un membre actif (et je peux vous assurer que ce </text:span><text:span text:style-name="T3">projet prends beaucoup de notre temps libre), vous pouvez </text:span><text:span text:style-name="T3">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Default" table:number-columns-repeated="1018"/>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number-columns-repeated="1018"/>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number-columns-repeated="1018"/>
        </table:table-row>
        <table:table-row table:style-name="ro2">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number-columns-repeated="1018"/>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number-columns-repeated="1018"/>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number-columns-repeated="1018"/>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number-columns-repeated="1018"/>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number-columns-repeated="1018"/>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number-columns-repeated="1018"/>
        </table:table-row>
        <table:table-row table:style-name="ro3">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number-columns-repeated="1018"/>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number-columns-repeated="1018"/>
        </table:table-row>
        <table:table-row table:style-name="ro12">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number-columns-repeated="1018"/>
        </table:table-row>
        <table:table-row table:style-name="ro1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number-columns-repeated="1018"/>
        </table:table-row>
        <table:table-row table:style-name="ro3">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number-columns-repeated="1018"/>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number-columns-repeated="1018"/>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number-columns-repeated="1018"/>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style-name="ce8" office:value-type="string">
            <text:p>Comportamiento del juego</text:p>
          </table:table-cell>
          <table:table-cell table:number-columns-repeated="1018"/>
        </table:table-row>
        <table:table-row table:style-name="ro12">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number-columns-repeated="1018"/>
        </table:table-row>
        <table:table-row table:style-name="ro1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number-columns-repeated="1018"/>
        </table:table-row>
        <table:table-row table:style-name="ro3">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number-columns-repeated="1018"/>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number-columns-repeated="1018"/>
        </table:table-row>
        <table:table-row table:style-name="ro3">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number-columns-repeated="1018"/>
        </table:table-row>
        <table:table-row table:style-name="ro12">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number-columns-repeated="1018"/>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number-columns-repeated="1018"/>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number-columns-repeated="1018"/>
        </table:table-row>
        <table:table-row table:style-name="ro13">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number-columns-repeated="1018"/>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number-columns-repeated="1018"/>
        </table:table-row>
        <table:table-row table:style-name="ro3">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number-columns-repeated="1018"/>
        </table:table-row>
        <table:table-row table:style-name="ro3">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number-columns-repeated="1018"/>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number-columns-repeated="1018"/>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number-columns-repeated="1018"/>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number-columns-repeated="1018"/>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number-columns-repeated="1018"/>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number-columns-repeated="1018"/>
        </table:table-row>
        <table:table-row table:style-name="ro3">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number-columns-repeated="1018"/>
        </table:table-row>
        <table:table-row table:style-name="ro2">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table:table-cell table:style-name="ce18"/>
          <table:table-cell table:style-name="ce24"/>
          <table:table-cell table:number-columns-repeated="1018"/>
        </table:table-row>
        <table:table-row table:style-name="ro5">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number-columns-repeated="1018"/>
        </table:table-row>
        <table:table-row table:style-name="ro3">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number-columns-repeated="1018"/>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number-columns-repeated="1018"/>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number-columns-repeated="1018"/>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number-columns-repeated="1018"/>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number-columns-repeated="1018"/>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number-columns-repeated="1018"/>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number-columns-repeated="1018"/>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number-columns-repeated="1018"/>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number-columns-repeated="1018"/>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number-columns-repeated="1018"/>
        </table:table-row>
        <table:table-row table:style-name="ro3">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number-columns-repeated="1018"/>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number-columns-repeated="1018"/>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number-columns-repeated="1018"/>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number-columns-repeated="1018"/>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number-columns-repeated="1018"/>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number-columns-repeated="1018"/>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number-columns-repeated="1018"/>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number-columns-repeated="1018"/>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number-columns-repeated="1018"/>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number-columns-repeated="1018"/>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number-columns-repeated="1018"/>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number-columns-repeated="1018"/>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number-columns-repeated="1018"/>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number-columns-repeated="1018"/>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number-columns-repeated="1018"/>
        </table:table-row>
        <table:table-row table:style-name="ro2">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table:table-cell table:style-name="ce18"/>
          <table:table-cell table:style-name="ce8"/>
          <table:table-cell table:number-columns-repeated="1018"/>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number-columns-repeated="1018"/>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number-columns-repeated="1018"/>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number-columns-repeated="1018"/>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number-columns-repeated="1018"/>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number-columns-repeated="1018"/>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number-columns-repeated="1018"/>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number-columns-repeated="1018"/>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number-columns-repeated="1018"/>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number-columns-repeated="1018"/>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number-columns-repeated="1018"/>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number-columns-repeated="1018"/>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number-columns-repeated="1018"/>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number-columns-repeated="1018"/>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number-columns-repeated="1018"/>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number-columns-repeated="1018"/>
        </table:table-row>
        <table:table-row table:style-name="ro14">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text:span><text:span text:style-name="T2">komfortabler zu machen. Wenn Sie die Maus bewegen, dreht </text:span><text:span text:style-name="T2">sich das Spielfeld leicht. Standardmässig ist diese Kamera </text:span><text:span text:style-name="T2">aktiviert.</text:span></text:p>
            <text:p><text:span text:style-name="T2"><text:s/></text:span></text:p>
            <text:p><text:span text:style-name="T2">Möchten Sie dies Einstellung behalten oder deaktivieren? </text:span><text:span text:style-name="T2">(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text:span><text:span text:style-name="T3">conçue pour rendre le jeu plus confortable en faisant tourner </text:span><text:span text:style-name="T3">légèrement la table quand vous bougez la souris. Elle est </text:span><text:span text:style-name="T3">activée par défaut.</text:span></text:p>
            <text:p><text:span text:style-name="T3"><text:s/></text:span></text:p>
            <text:p><text:span text:style-name="T3">Voulez-vous la laisser activée ou la désactiver ? (Vous </text:span><text:span text:style-name="T3">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number-columns-repeated="1018"/>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number-columns-repeated="1018"/>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number-columns-repeated="1018"/>
        </table:table-row>
        <table:table-row table:style-name="ro15">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number-columns-repeated="1018"/>
        </table:table-row>
        <table:table-row table:style-name="ro10">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8" office:value-type="string">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number-columns-repeated="1018"/>
        </table:table-row>
        <table:table-row table:style-name="ro4">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text:span><text:span text:style-name="T2">unvollständig und kann instabil sein. Möchten Sie an unserer </text:span><text:span text:style-name="T2">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text:span><text:span text:style-name="T3">incomplète et peut être instable. Voudriez-vous participer à </text:span><text:span text:style-name="T3">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number-columns-repeated="1018"/>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number-columns-repeated="1018"/>
        </table:table-row>
        <table:table-row table:style-name="ro10">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text:span><text:span text:style-name="T2">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number-columns-repeated="1018"/>
        </table:table-row>
        <table:table-row table:style-name="ro2">
          <table:table-cell table:style-name="ce6" office:value-type="string">
            <text:p>URL_DONATE</text:p>
          </table:table-cell>
          <table:table-cell table:number-columns-repeated="5" table:style-name="ce14" office:value-type="string">
            <text:p>http://opengamestudio.org/donate</text:p>
          </table:table-cell>
          <table:table-cell table:number-columns-repeated="1018"/>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3" table:style-name="ce14" office:value-type="string">
            <text:p>http://opengamestudio.org/lang/en/join-us </text:p>
          </table:table-cell>
          <table:table-cell table:number-columns-repeated="1018"/>
        </table:table-row>
        <table:table-row table:style-name="ro3">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number-columns-repeated="1018"/>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number-columns-repeated="1018"/>
        </table:table-row>
        <table:table-row table:style-name="ro16" table:number-rows-repeated="1048405">
          <table:table-cell table:number-columns-repeated="1024"/>
        </table:table-row>
        <table:table-row table:style-name="ro16">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7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 </number:text>
    </number:number-style>
    <number:number-style style:name="N147P1" style:volatile="true">
      <number:text>-</number:text>
      <number:number number:decimal-places="2" number:min-integer-digits="1" number:grouping="true"/>
      <number:text> € </number:text>
    </number:number-style>
    <number:number-style style:name="N147P2" style:volatile="true">
      <number:text> -</number:text>
      <number:number number:decimal-places="0" number:min-integer-digits="0"/>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currency-style style:name="N149P0" style:volatile="true">
      <number:number number:decimal-places="2" number:min-integer-digits="1" number:grouping="true"/>
      <number:text> </number:text>
      <number:currency-symbol number:language="es" number:country="ES">€</number:currency-symbol>
    </number:currency-style>
    <number:currency-style style:name="N14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23T22:51:22</dc:date>
    <meta:editing-cycles>143</meta:editing-cycles>
    <meta:editing-duration>PT4H16M50S</meta:editing-duration>
    <meta:generator>LibreOffice/3.5$Linux_X86_64 LibreOffice_project/350m1$Build-2</meta:generator>
    <meta:document-statistic meta:table-count="3" meta:cell-count="1010" meta:object-count="0"/>
  </office:meta>
</office:document-meta>
</file>